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0.73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5.9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CPLD">
      <style:table-properties table:display="true" style:writing-mode="lr-tb"/>
    </style:style>
    <style:style style:name="ta2" style:family="table" style:master-page-name="PageStyle_5f_FPG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1d41a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P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number-columns-repeated="3"/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style-name="ce2" table:number-columns-repeated="8"/>
          <table:table-cell table:number-columns-repeated="1013"/>
        </table:table-row>
        <table:table-row table:style-name="ro2">
          <table:table-cell table:style-name="ce2" office:value-type="string" calcext:value-type="string">
            <text:p>VCCIO</text:p>
          </table:table-cell>
          <table:table-cell table:style-name="ce3" office:value-type="string" calcext:value-type="string">
            <text:p>3,18,34</text:p>
            <text:p>51,66,82</text:p>
          </table:table-cell>
          <table:table-cell table:style-name="ce3" office:value-type="string" calcext:value-type="string">
            <text:p>3.3v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VCCINT</text:p>
          </table:table-cell>
          <table:table-cell table:style-name="ce2" office:value-type="float" office:value="39.91" calcext:value-type="float">
            <text:p>39,91</text:p>
          </table:table-cell>
          <table:table-cell table:style-name="ce3" office:value-type="string" calcext:value-type="string">
            <text:p>3.3v</text:p>
          </table:table-cell>
          <table:table-cell table:number-columns-repeated="6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1"/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style-name="ce2" table:number-columns-repeated="8"/>
          <table:table-cell table:number-columns-repeated="1013"/>
        </table:table-row>
        <table:table-row table:style-name="ro3"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11,26,33,43,</text:p>
            <text:p>53,59,65,74,</text:p>
            <text:p>78,95</text:p>
          </table:table-cell>
          <table:table-cell table:style-name="ce3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NDint</text:p>
          </table:table-cell>
          <table:table-cell table:style-name="ce2" office:value-type="float" office:value="38.86" calcext:value-type="float">
            <text:p>38,86</text:p>
          </table:table-cell>
          <table:table-cell table:style-name="ce3" office:value-type="string" calcext:value-type="string">
            <text:p>0v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JTAG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D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DI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M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MS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CK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TCK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TDO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TDO (pullup 2k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table:number-columns-repeated="3"/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Varios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CLK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lock vía R48 (51 ohms)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E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GCLRn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OE2/GCLK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O Banco A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2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A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B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B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C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N 145 FPGA CONF_DONE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ash S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lash S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Flash SC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Flash !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ullup 2k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D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Flash !RE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Flash !W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FPGA 9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PGA 9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FPGA 9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PGA 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C (pulldown no conectad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ullup 2k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D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E 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FPGA 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FPGA 7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FPGA 7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FPGA 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FPGA 8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PGA 8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FPGA 8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FPGA 8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FPGA 88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F 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Fake TDI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ake TMS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Fake TDO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Fake TCK (Pullup 2k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F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G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PGA 25 DATA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PGA 26 nCONFI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G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FPGA 36 DCLK (serie 82 ohms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>
            <text:p>IO Banco H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ectado 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OH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4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PG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o</text:p>
          </table:table-cell>
          <table:table-cell table:style-name="ce1" office:value-type="string" calcext:value-type="string">
            <text:p>Conectado a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1 IO LVDS14p</text:p>
          </table:table-cell>
          <table:table-cell table:style-name="ce7" office:value-type="string" calcext:value-type="string">
            <text:p>Serie 1.5k C a masa, AUDIO1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1 IO LVDS14n</text:p>
          </table:table-cell>
          <table:table-cell table:style-name="ce7" office:value-type="string" calcext:value-type="string">
            <text:p>Serie 1.5k C a masa AUDIO2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1 IO LVDS13p</text:p>
          </table:table-cell>
          <table:table-cell table:style-name="ce7" office:value-type="string" calcext:value-type="string">
            <text:p>Cap a masa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1 IO LVDS13n</text:p>
          </table:table-cell>
          <table:table-cell table:style-name="ce7" office:value-type="string" calcext:value-type="string">
            <text:p>Cap a masa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1 IO VREF0B1</text:p>
          </table:table-cell>
          <table:table-cell table:style-name="ce7" office:value-type="string" calcext:value-type="string">
            <text:p>Cap a masa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1 IO</text:p>
          </table:table-cell>
          <table:table-cell table:style-name="ce7" office:value-type="string" calcext:value-type="string">
            <text:p>Cap a masa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1 IO LVDS12p</text:p>
          </table:table-cell>
          <table:table-cell table:style-name="ce7" office:value-type="string" calcext:value-type="string">
            <text:p>Cap a masa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 IO LVDS12n</text:p>
          </table:table-cell>
          <table:table-cell table:style-name="ce7" office:value-type="string" calcext:value-type="string">
            <text:p>Cap a masa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1 VCCIO1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1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1 IO DPCLK1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1 IO LVDS11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1 IO LVDS11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1 IO LVDS10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1 IO LVDS10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1 IO LVDS9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1 IO LVDS9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1 IO LVDS8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1 IO LVDS8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1 IO LVDS7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1 IO LVDS7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1 VCCIO1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1 IO VREF1B1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B1 IO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1 DATA0</text:p>
          </table:table-cell>
          <table:table-cell table:style-name="ce7" office:value-type="string" calcext:value-type="string">
            <text:p>CPLD 68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1 nCONFIG</text:p>
          </table:table-cell>
          <table:table-cell table:style-name="ce7" office:value-type="string" calcext:value-type="string">
            <text:p>CPLD 67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x VCCA_PLL1</text:p>
          </table:table-cell>
          <table:table-cell table:style-name="ce7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1 CLK0 LVDSCLK1p</text:p>
          </table:table-cell>
          <table:table-cell table:style-name="ce7" office:value-type="string" calcext:value-type="string">
            <text:p>CLK 80 MHz via R46 51 ohms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1 CLK1 LVDSCLK1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x GNDA_PLL1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Bx GNDG_PLL1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1 nCEO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1 nCE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B1 MSEL0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 MSEL1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B1 DCLK</text:p>
          </table:table-cell>
          <table:table-cell table:style-name="ce7" office:value-type="string" calcext:value-type="string">
            <text:p>CPLD 63 via 82 ohms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B1 IO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B1 IO PLL1_OUT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1 IO PLL1_OUT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1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B1 IO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B1 IO LVDS6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1 IO LVDS6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1 IO LVDS5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B1 IO LVDS5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1 IO LVDS4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1 IO LVDS4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1 IO LVDS3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B1 IO LVDS3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1 IO DPCLK0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1 VCCIO1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B1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B1 IO LVDS2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B1 IO LVDS2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B1 IO VREF2B1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B1 IO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B1 IO LVDS1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B1 IO LVDS1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B1 IO LVDS0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1 IO LVDS0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B4 IO LVDS71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B4 IO LVDS71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B4 IO LVDS70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B4 IO LVDS70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B4 IO LVDS69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B4 IO LVDS69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B4 IO LVDS68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B4 IO LVDS68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B4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4 VCCIO4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Bx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Bx VCCINT</text:p>
          </table:table-cell>
          <table:table-cell table:style-name="ce7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B4 IO DPCLK7</text:p>
          </table:table-cell>
          <table:table-cell table:style-name="ce7" office:value-type="string" calcext:value-type="string">
            <text:p>CPLD 50</text:p>
          </table:table-cell>
          <table:table-cell table:number-columns-repeated="102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4 IO VREF2B4</text:p>
          </table:table-cell>
          <table:table-cell table:style-name="ce7" office:value-type="string" calcext:value-type="string">
            <text:p>CPLD 49</text:p>
          </table:table-cell>
          <table:table-cell table:number-columns-repeated="102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B4 IO LVDS67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B4 IO LVDS67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B4 IO LVDS66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B4 IO LVDS66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B4 IO</text:p>
          </table:table-cell>
          <table:table-cell table:style-name="ce7" office:value-type="string" calcext:value-type="string">
            <text:p>CPLD 47</text:p>
          </table:table-cell>
          <table:table-cell table:number-columns-repeated="102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B4 IO LVDS65p</text:p>
          </table:table-cell>
          <table:table-cell table:style-name="ce7" office:value-type="string" calcext:value-type="string">
            <text:p>CPLD 46</text:p>
          </table:table-cell>
          <table:table-cell table:number-columns-repeated="102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B4 IO LVDS65n</text:p>
          </table:table-cell>
          <table:table-cell table:style-name="ce7" office:value-type="string" calcext:value-type="string">
            <text:p>CPLD 45</text:p>
          </table:table-cell>
          <table:table-cell table:number-columns-repeated="102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B4 IO LVDS64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B4 IO LVDS64n</text:p>
          </table:table-cell>
          <table:table-cell table:style-name="ce7" office:value-type="string" calcext:value-type="string">
            <text:p>CPLD 44</text:p>
          </table:table-cell>
          <table:table-cell table:number-columns-repeated="102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B4 IO LVDS63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B4 IO LVDS63n</text:p>
          </table:table-cell>
          <table:table-cell table:style-name="ce7" office:value-type="string" calcext:value-type="string">
            <text:p>LED3</text:p>
          </table:table-cell>
          <table:table-cell table:number-columns-repeated="102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B4 IO LVDS62p</text:p>
          </table:table-cell>
          <table:table-cell table:style-name="ce7" office:value-type="string" calcext:value-type="string">
            <text:p>CPLD 42</text:p>
          </table:table-cell>
          <table:table-cell table:number-columns-repeated="102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B4 IO LVDS62n</text:p>
          </table:table-cell>
          <table:table-cell table:style-name="ce7" office:value-type="string" calcext:value-type="string">
            <text:p>CPLD 41</text:p>
          </table:table-cell>
          <table:table-cell table:number-columns-repeated="102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B4 IO</text:p>
          </table:table-cell>
          <table:table-cell table:style-name="ce7" office:value-type="string" calcext:value-type="string">
            <text:p>CPLD 40</text:p>
          </table:table-cell>
          <table:table-cell table:number-columns-repeated="102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Bx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Bx VCCINT</text:p>
          </table:table-cell>
          <table:table-cell table:style-name="ce7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B4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B4 VCCIO4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B4 IO VREF1B4</text:p>
          </table:table-cell>
          <table:table-cell table:style-name="ce7" office:value-type="string" calcext:value-type="string">
            <text:p>LED2</text:p>
          </table:table-cell>
          <table:table-cell table:number-columns-repeated="102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B4 IO LVDS61p</text:p>
          </table:table-cell>
          <table:table-cell table:style-name="ce7" office:value-type="string" calcext:value-type="string">
            <text:p>CPLD 32</text:p>
          </table:table-cell>
          <table:table-cell table:number-columns-repeated="102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B4 IO LVDS61n</text:p>
          </table:table-cell>
          <table:table-cell table:style-name="ce7" office:value-type="string" calcext:value-type="string">
            <text:p>CPLD 31</text:p>
          </table:table-cell>
          <table:table-cell table:number-columns-repeated="102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B4 IO LVDS60p</text:p>
          </table:table-cell>
          <table:table-cell table:style-name="ce7" office:value-type="string" calcext:value-type="string">
            <text:p>CPLD 30</text:p>
          </table:table-cell>
          <table:table-cell table:number-columns-repeated="102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B4 IO LVDS60n</text:p>
          </table:table-cell>
          <table:table-cell table:style-name="ce7" office:value-type="string" calcext:value-type="string">
            <text:p>CPLD 29</text:p>
          </table:table-cell>
          <table:table-cell table:number-columns-repeated="102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B4 IO LVDS59p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B4 IO LVDS59n</text:p>
          </table:table-cell>
          <table:table-cell table:style-name="ce7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4 IO LVDS58p</text:p>
          </table:table-cell>
          <table:table-cell table:style-name="ce7" office:value-type="string" calcext:value-type="string">
            <text:p>42 ETH through R97</text:p>
          </table:table-cell>
          <table:table-cell table:number-columns-repeated="102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B4 IO LVDS58n</text:p>
          </table:table-cell>
          <table:table-cell table:style-name="ce7" office:value-type="string" calcext:value-type="string">
            <text:p>46 ETH through R52</text:p>
          </table:table-cell>
          <table:table-cell table:number-columns-repeated="102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B4 IO LVDS57p</text:p>
          </table:table-cell>
          <table:table-cell table:style-name="ce7" office:value-type="string" calcext:value-type="string">
            <text:p>85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B4 IO LVDS57n</text:p>
          </table:table-cell>
          <table:table-cell table:style-name="ce7" office:value-type="string" calcext:value-type="string">
            <text:p>83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B4 IO LVDS56p</text:p>
          </table:table-cell>
          <table:table-cell table:style-name="ce7" office:value-type="string" calcext:value-type="string">
            <text:p>82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B4 IO LVDS56n</text:p>
          </table:table-cell>
          <table:table-cell table:style-name="ce7" office:value-type="string" calcext:value-type="string">
            <text:p>80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B4 IO</text:p>
          </table:table-cell>
          <table:table-cell table:style-name="ce7" office:value-type="string" calcext:value-type="string">
            <text:p>79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B4 IO VREF0B4</text:p>
          </table:table-cell>
          <table:table-cell table:style-name="ce7" office:value-type="string" calcext:value-type="string">
            <text:p>77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B4 IO DPCLK6</text:p>
          </table:table-cell>
          <table:table-cell table:style-name="ce7" office:value-type="string" calcext:value-type="string">
            <text:p>76 MEM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Bx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Bx VCCINT</text:p>
          </table:table-cell>
          <table:table-cell table:style-name="ce7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B4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B4 VCCIO4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B4 IO LVDS55p</text:p>
          </table:table-cell>
          <table:table-cell table:style-name="ce7" office:value-type="string" calcext:value-type="string">
            <text:p>74 MEM</text:p>
          </table:table-cell>
          <table:table-cell table:number-columns-repeated="102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B4 IO LVDS55n</text:p>
          </table:table-cell>
          <table:table-cell table:style-name="ce7" office:value-type="string" calcext:value-type="string">
            <text:p>71 MEM</text:p>
          </table:table-cell>
          <table:table-cell table:number-columns-repeated="102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B4 IO LVDS54p</text:p>
          </table:table-cell>
          <table:table-cell table:style-name="ce7" office:value-type="string" calcext:value-type="string">
            <text:p>68 MEM through R55, C88 gnd</text:p>
          </table:table-cell>
          <table:table-cell table:number-columns-repeated="102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B4 IO LVDS54n</text:p>
          </table:table-cell>
          <table:table-cell table:style-name="ce7" office:value-type="string" calcext:value-type="string">
            <text:p>66 MEM</text:p>
          </table:table-cell>
          <table:table-cell table:number-columns-repeated="102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B4 IO LVDS53p</text:p>
          </table:table-cell>
          <table:table-cell table:style-name="ce7" office:value-type="string" calcext:value-type="string">
            <text:p>62 MEM</text:p>
          </table:table-cell>
          <table:table-cell table:number-columns-repeated="102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B4 IO LVDS53n</text:p>
          </table:table-cell>
          <table:table-cell table:style-name="ce7" office:value-type="string" calcext:value-type="string">
            <text:p>63 MEM</text:p>
          </table:table-cell>
          <table:table-cell table:number-columns-repeated="102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B4 IO LVDS52p</text:p>
          </table:table-cell>
          <table:table-cell table:style-name="ce7" office:value-type="string" calcext:value-type="string">
            <text:p>65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B4 IO LVDS52n</text:p>
          </table:table-cell>
          <table:table-cell table:style-name="ce7" office:value-type="string" calcext:value-type="string">
            <text:p>64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B3 IO LVDS51n</text:p>
          </table:table-cell>
          <table:table-cell table:style-name="ce7" office:value-type="string" calcext:value-type="string">
            <text:p>61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B3 IO LVDS51p</text:p>
          </table:table-cell>
          <table:table-cell table:style-name="ce7" office:value-type="string" calcext:value-type="string">
            <text:p>60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B3 IO LVDS50n</text:p>
          </table:table-cell>
          <table:table-cell table:style-name="ce7" office:value-type="string" calcext:value-type="string">
            <text:p>59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B3 IO LVDS50p</text:p>
          </table:table-cell>
          <table:table-cell table:style-name="ce7" office:value-type="string" calcext:value-type="string">
            <text:p>56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B3 IO LVDS49n</text:p>
          </table:table-cell>
          <table:table-cell table:style-name="ce7" office:value-type="string" calcext:value-type="string">
            <text:p>54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B3 IO LVDS49p</text:p>
          </table:table-cell>
          <table:table-cell table:style-name="ce7" office:value-type="string" calcext:value-type="string">
            <text:p>53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B3 IO VREF2B3</text:p>
          </table:table-cell>
          <table:table-cell table:style-name="ce7" office:value-type="string" calcext:value-type="string">
            <text:p>51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B3 IO</text:p>
          </table:table-cell>
          <table:table-cell table:style-name="ce7" office:value-type="string" calcext:value-type="string">
            <text:p>50 MEM</text:p>
          </table:table-cell>
          <table:table-cell table:number-columns-repeated="102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B3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B3 VCCIO3</text:p>
          </table:table-cell>
          <table:table-cell table:style-name="ce7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B3 IO DPCLK5</text:p>
          </table:table-cell>
          <table:table-cell table:style-name="ce7" office:value-type="string" calcext:value-type="string">
            <text:p>48 MEM</text:p>
          </table:table-cell>
          <table:table-cell table:number-columns-repeated="102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B3 IO LVDS48n</text:p>
          </table:table-cell>
          <table:table-cell table:style-name="ce7" office:value-type="string" calcext:value-type="string">
            <text:p>47 MEM</text:p>
          </table:table-cell>
          <table:table-cell table:number-columns-repeated="102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B3 IO LVDS48p</text:p>
          </table:table-cell>
          <table:table-cell table:style-name="ce7" office:value-type="string" calcext:value-type="string">
            <text:p>45 MEM</text:p>
          </table:table-cell>
          <table:table-cell table:number-columns-repeated="102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B3 IO LVDS47n</text:p>
          </table:table-cell>
          <table:table-cell table:style-name="ce7" office:value-type="string" calcext:value-type="string">
            <text:p>ETH 4</text:p>
          </table:table-cell>
          <table:table-cell table:number-columns-repeated="102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B3 IO LVDS47p</text:p>
          </table:table-cell>
          <table:table-cell table:style-name="ce7" office:value-type="string" calcext:value-type="string">
            <text:p>ETH 5</text:p>
          </table:table-cell>
          <table:table-cell table:number-columns-repeated="102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B3 IO LVDS46n</text:p>
          </table:table-cell>
          <table:table-cell table:style-name="ce7" office:value-type="string" calcext:value-type="string">
            <text:p>ETH 6</text:p>
          </table:table-cell>
          <table:table-cell table:number-columns-repeated="102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B3 IO LVDS46p</text:p>
          </table:table-cell>
          <table:table-cell table:style-name="ce7" office:value-type="string" calcext:value-type="string">
            <text:p>ETH 7 through R458</text:p>
          </table:table-cell>
          <table:table-cell table:number-columns-repeated="102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B3 IO LVDS45n</text:p>
          </table:table-cell>
          <table:table-cell table:style-name="ce7" office:value-type="string" calcext:value-type="string">
            <text:p>ETH 16</text:p>
          </table:table-cell>
          <table:table-cell table:number-columns-repeated="102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B3 IO LVDS45p</text:p>
          </table:table-cell>
          <table:table-cell table:style-name="ce7" office:value-type="string" calcext:value-type="string">
            <text:p>ETH 18</text:p>
          </table:table-cell>
          <table:table-cell table:number-columns-repeated="102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B3 IO LVDS44n</text:p>
          </table:table-cell>
          <table:table-cell table:style-name="ce7" office:value-type="string" calcext:value-type="string">
            <text:p>ETH 19</text:p>
          </table:table-cell>
          <table:table-cell table:number-columns-repeated="102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B3 IO LVDS44p</text:p>
          </table:table-cell>
          <table:table-cell table:style-name="ce7" office:value-type="string" calcext:value-type="string">
            <text:p>ETH 20</text:p>
          </table:table-cell>
          <table:table-cell table:number-columns-repeated="102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B3 GND</text:p>
          </table:table-cell>
          <table:table-cell table:style-name="ce7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B3 IO PLL2_OUTn</text:p>
          </table:table-cell>
          <table:table-cell table:style-name="ce8" office:value-type="string" calcext:value-type="string">
            <text:p>ETH 21</text:p>
          </table:table-cell>
          <table:table-cell table:number-columns-repeated="102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B3 IO PLL2_OUTp</text:p>
          </table:table-cell>
          <table:table-cell table:style-name="ce8" office:value-type="string" calcext:value-type="string">
            <text:p>ETH 22</text:p>
          </table:table-cell>
          <table:table-cell table:number-columns-repeated="102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B3 CONF_DONE</text:p>
          </table:table-cell>
          <table:table-cell table:style-name="ce8" office:value-type="string" calcext:value-type="string">
            <text:p>CPLD 16</text:p>
          </table:table-cell>
          <table:table-cell table:number-columns-repeated="102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B3 nSTATUS</text:p>
          </table:table-cell>
          <table:table-cell table:style-name="ce8" office:value-type="string" calcext:value-type="string">
            <text:p>pull up 2k</text:p>
          </table:table-cell>
          <table:table-cell table:number-columns-repeated="102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B3 TCK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B3 TMS</text:p>
          </table:table-cell>
          <table:table-cell table:style-name="ce8" office:value-type="string" calcext:value-type="string">
            <text:p>pull up 2k</text:p>
          </table:table-cell>
          <table:table-cell table:number-columns-repeated="102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B3 TDO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Bx GNDG_PLL2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Bx GNDA_PLL2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B3 CLK3 LVDSCLK2n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B3 CLK2 LVDSCLK2p</text:p>
          </table:table-cell>
          <table:table-cell table:style-name="ce7" office:value-type="string" calcext:value-type="string">
            <text:p>CLK 80 MHz via R46 51 ohms</text:p>
          </table:table-cell>
          <table:table-cell table:number-columns-repeated="102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Bx VCCA_PLL2</text:p>
          </table:table-cell>
          <table:table-cell table:style-name="ce8" office:value-type="string" calcext:value-type="string">
            <text:p>+3.3v?</text:p>
          </table:table-cell>
          <table:table-cell table:number-columns-repeated="102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B3 TDI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B3 IO VREF1B3</text:p>
          </table:table-cell>
          <table:table-cell table:style-name="ce8" office:value-type="string" calcext:value-type="string">
            <text:p>ETH 23</text:p>
          </table:table-cell>
          <table:table-cell table:number-columns-repeated="102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B3 VCCIO3</text:p>
          </table:table-cell>
          <table:table-cell table:style-name="ce8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B3 IO LVDS43n</text:p>
          </table:table-cell>
          <table:table-cell table:style-name="ce8" office:value-type="string" calcext:value-type="string">
            <text:p>42 MEM</text:p>
          </table:table-cell>
          <table:table-cell table:number-columns-repeated="102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B3 IO LVDS43p</text:p>
          </table:table-cell>
          <table:table-cell table:style-name="ce8" office:value-type="string" calcext:value-type="string">
            <text:p>40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B3 IO LVDS42n</text:p>
          </table:table-cell>
          <table:table-cell table:style-name="ce8" office:value-type="string" calcext:value-type="string">
            <text:p>39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B3 IO LVDS42p</text:p>
          </table:table-cell>
          <table:table-cell table:style-name="ce8" office:value-type="string" calcext:value-type="string">
            <text:p>37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B3 IO LVDS41n</text:p>
          </table:table-cell>
          <table:table-cell table:style-name="ce8" office:value-type="string" calcext:value-type="string">
            <text:p>36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B3 IO LVDS41p</text:p>
          </table:table-cell>
          <table:table-cell table:style-name="ce8" office:value-type="string" calcext:value-type="string">
            <text:p>34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B3 IO LVDS40n</text:p>
          </table:table-cell>
          <table:table-cell table:style-name="ce8" office:value-type="string" calcext:value-type="string">
            <text:p>33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B3 IO LVDS40p</text:p>
          </table:table-cell>
          <table:table-cell table:style-name="ce8" office:value-type="string" calcext:value-type="string">
            <text:p>31 MEM</text:p>
          </table:table-cell>
          <table:table-cell table:number-columns-repeated="102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B3 IO LVDS39n</text:p>
          </table:table-cell>
          <table:table-cell table:style-name="ce8" office:value-type="string" calcext:value-type="string">
            <text:p>VGA B0</text:p>
          </table:table-cell>
          <table:table-cell table:number-columns-repeated="102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B3 IO LVDS39p</text:p>
          </table:table-cell>
          <table:table-cell table:style-name="ce8" office:value-type="string" calcext:value-type="string">
            <text:p>VGA B1</text:p>
          </table:table-cell>
          <table:table-cell table:number-columns-repeated="102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B3 IO LVDS38n</text:p>
          </table:table-cell>
          <table:table-cell table:style-name="ce8" office:value-type="string" calcext:value-type="string">
            <text:p>VGA B2</text:p>
          </table:table-cell>
          <table:table-cell table:number-columns-repeated="102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B3 IO LVDS38p</text:p>
          </table:table-cell>
          <table:table-cell table:style-name="ce8" office:value-type="string" calcext:value-type="string">
            <text:p>VGA B4</text:p>
          </table:table-cell>
          <table:table-cell table:number-columns-repeated="102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B3 IO DPCLK4</text:p>
          </table:table-cell>
          <table:table-cell table:style-name="ce8" office:value-type="string" calcext:value-type="string">
            <text:p>VGA B3</text:p>
          </table:table-cell>
          <table:table-cell table:number-columns-repeated="102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B3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B3 VCCIO3</text:p>
          </table:table-cell>
          <table:table-cell table:style-name="ce8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B3 IO LVDS37n</text:p>
          </table:table-cell>
          <table:table-cell table:style-name="ce8" office:value-type="string" calcext:value-type="string">
            <text:p>28 MEM</text:p>
          </table:table-cell>
          <table:table-cell table:number-columns-repeated="102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B3 IO LVDS37p</text:p>
          </table:table-cell>
          <table:table-cell table:style-name="ce8" office:value-type="string" calcext:value-type="string">
            <text:p>27 MEM</text:p>
          </table:table-cell>
          <table:table-cell table:number-columns-repeated="102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B3 IO</text:p>
          </table:table-cell>
          <table:table-cell table:style-name="ce8" office:value-type="string" calcext:value-type="string">
            <text:p>26 MEM</text:p>
          </table:table-cell>
          <table:table-cell table:number-columns-repeated="102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B3 IO VREF0B3</text:p>
          </table:table-cell>
          <table:table-cell table:style-name="ce8" office:value-type="string" calcext:value-type="string">
            <text:p>25 MEM</text:p>
          </table:table-cell>
          <table:table-cell table:number-columns-repeated="102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B3 IO LVDS36n</text:p>
          </table:table-cell>
          <table:table-cell table:style-name="ce8" office:value-type="string" calcext:value-type="string">
            <text:p>24 MEM</text:p>
          </table:table-cell>
          <table:table-cell table:number-columns-repeated="102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B3 IO LVDS36p</text:p>
          </table:table-cell>
          <table:table-cell table:style-name="ce8" office:value-type="string" calcext:value-type="string">
            <text:p>23 MEM</text:p>
          </table:table-cell>
          <table:table-cell table:number-columns-repeated="102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B3 IO LVDS35n</text:p>
          </table:table-cell>
          <table:table-cell table:style-name="ce8" office:value-type="string" calcext:value-type="string">
            <text:p>22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B3 IO LVDS35p</text:p>
          </table:table-cell>
          <table:table-cell table:style-name="ce8" office:value-type="string" calcext:value-type="string">
            <text:p>24 ETH</text:p>
          </table:table-cell>
          <table:table-cell table:number-columns-repeated="102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B2 IO LVDS34n</text:p>
          </table:table-cell>
          <table:table-cell table:style-name="ce8" office:value-type="string" calcext:value-type="string">
            <text:p>17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B2 IO LVDS34p</text:p>
          </table:table-cell>
          <table:table-cell table:style-name="ce8" office:value-type="string" calcext:value-type="string">
            <text:p>18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B2 IO LVDS33n</text:p>
          </table:table-cell>
          <table:table-cell table:style-name="ce8" office:value-type="string" calcext:value-type="string">
            <text:p>19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B2 IO LVDS33p</text:p>
          </table:table-cell>
          <table:table-cell table:style-name="ce8" office:value-type="string" calcext:value-type="string">
            <text:p>20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B2 IO LVDS32n</text:p>
          </table:table-cell>
          <table:table-cell table:style-name="ce8" office:value-type="string" calcext:value-type="string">
            <text:p>16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B2 IO LVDS32p</text:p>
          </table:table-cell>
          <table:table-cell table:style-name="ce8" office:value-type="string" calcext:value-type="string">
            <text:p>13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B2 IO LVDS31n</text:p>
          </table:table-cell>
          <table:table-cell table:style-name="ce8" office:value-type="string" calcext:value-type="string">
            <text:p>11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B2 IO LVDS31p</text:p>
          </table:table-cell>
          <table:table-cell table:style-name="ce8" office:value-type="string" calcext:value-type="string">
            <text:p>10 MEM</text:p>
          </table:table-cell>
          <table:table-cell table:number-columns-repeated="102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B2 VCCIO2</text:p>
          </table:table-cell>
          <table:table-cell table:style-name="ce8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B2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Bx VCCINT</text:p>
          </table:table-cell>
          <table:table-cell table:style-name="ce8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Bx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B2 IO DPCLK3</text:p>
          </table:table-cell>
          <table:table-cell table:style-name="ce9" office:value-type="string" calcext:value-type="string">
            <text:p>8 MEM</text:p>
          </table:table-cell>
          <table:table-cell table:number-columns-repeated="102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B2 IO VREF0B2</text:p>
          </table:table-cell>
          <table:table-cell table:style-name="ce9" office:value-type="string" calcext:value-type="string">
            <text:p>7 MEM</text:p>
          </table:table-cell>
          <table:table-cell table:number-columns-repeated="102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B2 IO</text:p>
          </table:table-cell>
          <table:table-cell table:style-name="ce9" office:value-type="string" calcext:value-type="string">
            <text:p>5 MEM</text:p>
          </table:table-cell>
          <table:table-cell table:number-columns-repeated="102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B2 IO LVDS30n</text:p>
          </table:table-cell>
          <table:table-cell table:style-name="ce9" office:value-type="string" calcext:value-type="string">
            <text:p>4 MEM</text:p>
          </table:table-cell>
          <table:table-cell table:number-columns-repeated="102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B2 IO LVDS30p</text:p>
          </table:table-cell>
          <table:table-cell table:style-name="ce9" office:value-type="string" calcext:value-type="string">
            <text:p>2 MEM</text:p>
          </table:table-cell>
          <table:table-cell table:number-columns-repeated="102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B2 IO LVDS29n</text:p>
          </table:table-cell>
          <table:table-cell table:style-name="ce8" office:value-type="string" calcext:value-type="string">
            <text:p>ETH 3</text:p>
          </table:table-cell>
          <table:table-cell table:number-columns-repeated="102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B2 IO LVDS29p</text:p>
          </table:table-cell>
          <table:table-cell table:style-name="ce8" office:value-type="string" calcext:value-type="string">
            <text:p>ETH 2</text:p>
          </table:table-cell>
          <table:table-cell table:number-columns-repeated="102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2 IO LVDS28n</text:p>
          </table:table-cell>
          <table:table-cell table:style-name="ce8" office:value-type="string" calcext:value-type="string">
            <text:p>ETH 1</text:p>
          </table:table-cell>
          <table:table-cell table:number-columns-repeated="102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B2 IO LVDS28p</text:p>
          </table:table-cell>
          <table:table-cell table:style-name="ce8" office:value-type="string" calcext:value-type="string">
            <text:p>ETH 25</text:p>
          </table:table-cell>
          <table:table-cell table:number-columns-repeated="102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B2 IO LVDS27n</text:p>
          </table:table-cell>
          <table:table-cell table:style-name="ce8" office:value-type="string" calcext:value-type="string">
            <text:p>ETH 26</text:p>
          </table:table-cell>
          <table:table-cell table:number-columns-repeated="102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B2 IO LVDS27p</text:p>
          </table:table-cell>
          <table:table-cell table:style-name="ce8" office:value-type="string" calcext:value-type="string">
            <text:p>MOUSE DATA</text:p>
          </table:table-cell>
          <table:table-cell table:number-columns-repeated="102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B2 IO LVDS26n</text:p>
          </table:table-cell>
          <table:table-cell table:style-name="ce8" office:value-type="string" calcext:value-type="string">
            <text:p>MOUSE Clock</text:p>
          </table:table-cell>
          <table:table-cell table:number-columns-repeated="102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B2 IO LVDS26p</text:p>
          </table:table-cell>
          <table:table-cell table:style-name="ce8" office:value-type="string" calcext:value-type="string">
            <text:p>KBD Clock</text:p>
          </table:table-cell>
          <table:table-cell table:number-columns-repeated="102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B2 IO LVDS25n</text:p>
          </table:table-cell>
          <table:table-cell table:style-name="ce8" office:value-type="string" calcext:value-type="string">
            <text:p>KBD DATA</text:p>
          </table:table-cell>
          <table:table-cell table:number-columns-repeated="102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B2 IO LVDS25p</text:p>
          </table:table-cell>
          <table:table-cell table:style-name="ce8" office:value-type="string" calcext:value-type="string">
            <text:p>VGA Hsync</text:p>
          </table:table-cell>
          <table:table-cell table:number-columns-repeated="102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B2 IO VREF1B2</text:p>
          </table:table-cell>
          <table:table-cell table:style-name="ce8" office:value-type="string" calcext:value-type="string">
            <text:p>VGA Vsync</text:p>
          </table:table-cell>
          <table:table-cell table:number-columns-repeated="102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B2 VCCIO2</text:p>
          </table:table-cell>
          <table:table-cell table:style-name="ce8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B2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Bx VCCINT</text:p>
          </table:table-cell>
          <table:table-cell table:style-name="ce8" office:value-type="string" calcext:value-type="string">
            <text:p>+1,5v</text:p>
          </table:table-cell>
          <table:table-cell table:number-columns-repeated="102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Bx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B2 IO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B2 IO LVDS24n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B2 IO LVDS24p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B2 IO LVDS23n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B2 IO LVDS23p</text:p>
          </table:table-cell>
          <table:table-cell table:style-name="ce8" office:value-type="string" calcext:value-type="string">
            <text:p>VGA R4</text:p>
          </table:table-cell>
          <table:table-cell table:number-columns-repeated="102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B2 IO LVDS22n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B2 IO LVDS22p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B2 IO LVDS21n</text:p>
          </table:table-cell>
          <table:table-cell table:style-name="ce8" office:value-type="string" calcext:value-type="string">
            <text:p>VGA R3</text:p>
          </table:table-cell>
          <table:table-cell table:number-columns-repeated="102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B2 IO LVDS21p</text:p>
          </table:table-cell>
          <table:table-cell table:style-name="ce8" office:value-type="string" calcext:value-type="string">
            <text:p>VGA R2</text:p>
          </table:table-cell>
          <table:table-cell table:number-columns-repeated="102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B2 IO</text:p>
          </table:table-cell>
          <table:table-cell table:style-name="ce8" office:value-type="string" calcext:value-type="string">
            <text:p>VGA R1</text:p>
          </table:table-cell>
          <table:table-cell table:number-columns-repeated="102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B2 IO LVDS20n</text:p>
          </table:table-cell>
          <table:table-cell table:style-name="ce8" office:value-type="string" calcext:value-type="string">
            <text:p>VGA R0</text:p>
          </table:table-cell>
          <table:table-cell table:number-columns-repeated="102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B2 IO LVDS20p</text:p>
          </table:table-cell>
          <table:table-cell table:style-name="ce8" office:value-type="string" calcext:value-type="string">
            <text:p>VGA G5</text:p>
          </table:table-cell>
          <table:table-cell table:number-columns-repeated="102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B2 IO LVDS19n</text:p>
          </table:table-cell>
          <table:table-cell table:style-name="ce8" office:value-type="string" calcext:value-type="string">
            <text:p>VGA G4</text:p>
          </table:table-cell>
          <table:table-cell table:number-columns-repeated="102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B2 IO LVDS19p</text:p>
          </table:table-cell>
          <table:table-cell table:style-name="ce8" office:value-type="string" calcext:value-type="string">
            <text:p>VGA G3</text:p>
          </table:table-cell>
          <table:table-cell table:number-columns-repeated="102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B2 IO VREF2B2</text:p>
          </table:table-cell>
          <table:table-cell table:style-name="ce8" office:value-type="string" calcext:value-type="string">
            <text:p>VGA G2</text:p>
          </table:table-cell>
          <table:table-cell table:number-columns-repeated="102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B2 IO DPCLK2</text:p>
          </table:table-cell>
          <table:table-cell table:style-name="ce8" office:value-type="string" calcext:value-type="string">
            <text:p>VGA G1</text:p>
          </table:table-cell>
          <table:table-cell table:number-columns-repeated="102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Bx VCCINT</text:p>
          </table:table-cell>
          <table:table-cell table:style-name="ce8" office:value-type="string" calcext:value-type="string">
            <text:p>+3.3v</text:p>
          </table:table-cell>
          <table:table-cell table:number-columns-repeated="102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Bx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B2 VCCIO2</text:p>
          </table:table-cell>
          <table:table-cell table:style-name="ce8" office:value-type="string" calcext:value-type="string">
            <text:p>+1.5v</text:p>
          </table:table-cell>
          <table:table-cell table:number-columns-repeated="102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B2 GND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B2 IO LVDS18n</text:p>
          </table:table-cell>
          <table:table-cell table:style-name="ce8" office:value-type="string" calcext:value-type="string">
            <text:p>VGA G0</text:p>
          </table:table-cell>
          <table:table-cell table:number-columns-repeated="102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B2 IO LVDS18p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B2 IO LVDS17n</text:p>
          </table:table-cell>
          <table:table-cell table:style-name="ce8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B2 IO LVDS17p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B2 IO LVDS16n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B2 IO LVDS16p</text:p>
          </table:table-cell>
          <table:table-cell table:style-name="ce8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B2 IO LVDS15n</text:p>
          </table:table-cell>
          <table:table-cell table:style-name="ce8" office:value-type="string" calcext:value-type="string">
            <text:p>Cap a vcc</text:p>
          </table:table-cell>
          <table:table-cell table:number-columns-repeated="102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B2 IO LVDS15p</text:p>
          </table:table-cell>
          <table:table-cell table:style-name="ce8" office:value-type="string" calcext:value-type="string">
            <text:p>Cap a vcc</text:p>
          </table:table-cell>
          <table:table-cell table:number-columns-repeated="1021"/>
        </table:table-row>
        <table:table-row table:style-name="ro4" table:number-rows-repeated="10483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00:45:07.2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PLD" style:display-name="PageStyle_CP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PGA" style:display-name="PageStyle_FPG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8-18T03:06:23.797000000</dc:date>
    <meta:editing-duration>PT1H27M23S</meta:editing-duration>
    <meta:editing-cycles>13</meta:editing-cycles>
    <meta:document-statistic meta:table-count="2" meta:cell-count="1011" meta:object-count="0"/>
  </office:meta>
</office:document-meta>
</file>